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dobe Garamond Pro" svg:font-family="'Adobe Garamond Pro'" style:font-pitch="variable"/>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start" style:justify-single-word="false"/>
      <style:text-properties style:font-name="Noto Sans" officeooo:rsid="00099ff2" officeooo:paragraph-rsid="00099ff2"/>
    </style:style>
    <style:style style:name="P2" style:family="paragraph" style:parent-style-name="Standard">
      <style:paragraph-properties fo:text-align="start" style:justify-single-word="false"/>
      <style:text-properties style:font-name="Noto Sans" officeooo:rsid="00099ff2" officeooo:paragraph-rsid="000b1297"/>
    </style:style>
    <style:style style:name="P3" style:family="paragraph" style:parent-style-name="Standard">
      <style:paragraph-properties fo:text-align="start" style:justify-single-word="false"/>
      <style:text-properties style:font-name="Noto Sans" officeooo:rsid="000b1297" officeooo:paragraph-rsid="000b1297"/>
    </style:style>
    <style:style style:name="P4" style:family="paragraph" style:parent-style-name="Standard">
      <style:paragraph-properties fo:text-align="start" style:justify-single-word="false"/>
      <style:text-properties style:font-name="Noto Sans" officeooo:rsid="000b18d2" officeooo:paragraph-rsid="000b18d2"/>
    </style:style>
    <style:style style:name="P5" style:family="paragraph" style:parent-style-name="Standard">
      <style:paragraph-properties fo:text-align="start" style:justify-single-word="false"/>
      <style:text-properties style:font-name="Noto Sans" fo:font-style="italic" officeooo:rsid="000b18d2" officeooo:paragraph-rsid="000b18d2" style:font-style-asian="italic" style:font-style-complex="italic"/>
    </style:style>
    <style:style style:name="P6" style:family="paragraph" style:parent-style-name="Standard">
      <style:paragraph-properties fo:text-align="start" style:justify-single-word="false" fo:break-before="column"/>
      <style:text-properties style:font-name="Noto Sans" officeooo:rsid="000b18d2" officeooo:paragraph-rsid="000b18d2"/>
    </style:style>
    <style:style style:name="P7" style:family="paragraph" style:parent-style-name="Footer">
      <style:paragraph-properties fo:text-align="center" style:justify-single-word="false"/>
      <style:text-properties style:font-name="Noto Sans" fo:font-size="8pt" officeooo:rsid="000b18d2" officeooo:paragraph-rsid="000b18d2" style:font-size-asian="8pt" style:font-size-complex="8pt"/>
    </style:style>
    <style:style style:name="P8" style:family="paragraph" style:parent-style-name="Header">
      <style:paragraph-properties fo:text-align="center" style:justify-single-word="false"/>
      <style:text-properties style:font-name="Noto Sans" officeooo:rsid="000b18d2" officeooo:paragraph-rsid="000b18d2"/>
    </style:style>
    <style:style style:name="T1" style:family="text">
      <style:text-properties officeooo:rsid="000b1297"/>
    </style:style>
    <style:style style:name="T2" style:family="text">
      <style:text-properties officeooo:rsid="000b18d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ed need: $7500, <text:span text:style-name="T2">from Operations Manager</text:span></text:p>
      <text:p text:style-name="P1">Living Costs: $750/month room, $150/month board</text:p>
      <text:p text:style-name="P2">Total need: <text:span text:style-name="T1">$18,300</text:span></text:p>
      <text:p text:style-name="P2">$7500 + $9000 + $1800 = $18,300</text:p>
      <text:p text:style-name="P1"/>
      <text:p text:style-name="P1">Revenue from lessons: <text:span text:style-name="T1">$4800</text:span></text:p>
      <text:p text:style-name="P1">10 students/week @ $40/hr = <text:span text:style-name="T1">$400/week x 52 = $20,800</text:span></text:p>
      <text:p text:style-name="P1"/>
      <text:p text:style-name="P3">Revenue from Twitch Streaming: $1200</text:p>
      <text:p text:style-name="P3">$100/month</text:p>
      <text:p text:style-name="P3"/>
      <text:p text:style-name="P4">Jonah will want to pursue grants from BMI, PBR, and potentially the Department of Education or local arts councils in order to pad his living needs. In order to qualify for government grants, Jonah will need to be an established non-profit with 501(c)3 status. My understanding is that Jonah is deeply interested in bringing avant garde music to the realm of children’s education. Both Federal and Local governments have initiatives which align with this interest.</text:p>
      <text:p text:style-name="P6">Running Totals:</text:p>
      <text:p text:style-name="P5">Need:</text:p>
      <text:p text:style-name="P4"/>
      <text:p text:style-name="P4">$18,300</text:p>
      <text:p text:style-name="P4"/>
      <text:p text:style-name="P5">Revenue:</text:p>
      <text:p text:style-name="P4">$20,800</text:p>
      <text:p text:style-name="P4"/>
      <text:p text:style-name="P4">$22,000</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dobe Garamond Pro" svg:font-family="'Adobe Garamond Pro'" style:font-pitch="variable"/>
    <style:font-face style:name="Noto Sans" svg:font-family="'Noto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Noto Sans" officeooo:rsid="000b18d2" officeooo:paragraph-rsid="000b18d2"/>
    </style:style>
    <style:style style:name="MP2" style:family="paragraph" style:parent-style-name="Footer">
      <style:paragraph-properties fo:text-align="center" style:justify-single-word="false"/>
      <style:text-properties style:font-name="Noto Sans" fo:font-size="8pt" officeooo:rsid="000b18d2" officeooo:paragraph-rsid="000b18d2"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style:column-sep style:width="0.0035in" style:color="#000000" style:height="100%" style:style="solid"/>
          <style:column style:rel-width="6646*" fo:start-indent="0in" fo:end-indent="0in"/>
          <style:column style:rel-width="3326*"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Jon̈ah and the Trombone</text:p>
        <text:p text:style-name="MP1">Capital Campaign</text:p>
      </style:header>
      <style:footer>
        <text:p text:style-name="MP2">Capital Campaign – Rachael Carlson – 05/12/2017 – page <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0:07:19.200313449</meta:creation-date>
    <dc:date>2017-05-12T10:27:41.236558063</dc:date>
    <meta:editing-duration>PT20M21S</meta:editing-duration>
    <meta:editing-cycles>3</meta:editing-cycles>
    <meta:generator>LibreOffice/5.2.6.2$Linux_X86_64 LibreOffice_project/20$Build-2</meta:generator>
    <meta:document-statistic meta:table-count="0" meta:image-count="0" meta:object-count="0" meta:page-count="1" meta:paragraph-count="18" meta:word-count="137" meta:character-count="877" meta:non-whitespace-character-count="755"/>
  </office:meta>
</office:document-meta>
</file>